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3 2025</text:p>
          </table:table-cell>
          <table:table-cell office:value-type="string" calcext:value-type="string">
            <text:p>Q4 2025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float" office:value="81.29" calcext:value-type="float">
            <text:p>81.29</text:p>
          </table:table-cell>
          <table:table-cell office:value-type="float" office:value="84.17" calcext:value-type="float">
            <text:p>84.17</text:p>
          </table:table-cell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table:style-name="ce5" office:value-type="float" office:value="1139.8" calcext:value-type="float">
            <text:p>1139.8</text:p>
          </table:table-cell>
          <table:table-cell table:style-name="ce5" office:value-type="float" office:value="1140.9" calcext:value-type="float">
            <text:p>1140.9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formula="of:=[.C5]*[.C4]" office:value-type="float" office:value="92654.342" calcext:value-type="float">
            <text:p>92654.342</text:p>
          </table:table-cell>
          <table:table-cell table:formula="of:=[.D4]*[.D5]" office:value-type="float" office:value="96029.553" calcext:value-type="float">
            <text:p>96029.553</text:p>
          </table:table-cell>
        </table:table-row>
        <table:table-row table:style-name="ro1">
          <table:table-cell office:value-type="string" calcext:value-type="string">
            <text:p>cash and cash equivalents, short term investments, </text:p>
          </table:table-cell>
          <table:table-cell office:value-type="string" calcext:value-type="string">
            <text:p>Cash</text:p>
          </table:table-cell>
          <table:table-cell table:style-name="ce5" office:value-type="float" office:value="4172.6" calcext:value-type="float">
            <text:p>4172.6</text:p>
          </table:table-cell>
          <table:table-cell table:formula="of:=3219.8+247.2"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deferred income taxes, long term debt, </text:p>
          </table:table-cell>
          <table:table-cell office:value-type="string" calcext:value-type="string">
            <text:p>Debt</text:p>
          </table:table-cell>
          <table:table-cell table:style-name="ce5" office:value-type="float" office:value="31273.5" calcext:value-type="float">
            <text:p>31273.5</text:p>
          </table:table-cell>
          <table:table-cell table:formula="of:=1826.9+14575.9+10210.4" office:value-type="float" office:value="26613.2" calcext:value-type="float">
            <text:p>26613.2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formula="of:=[.C6]+[.C8]-[.C7]" office:value-type="float" office:value="119755.242" calcext:value-type="float">
            <text:p>119755.242</text:p>
          </table:table-cell>
          <table:table-cell table:formula="of:=[.D6]-[.D7]+[.D8]" office:value-type="float" office:value="119175.753" calcext:value-type="float">
            <text:p>119175.753</text:p>
          </table:table-cell>
        </table:table-row>
      </table:table>
      <table:table table:name="Earnings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1 2025</text:p>
          </table:table-cell>
          <table:table-cell office:value-type="string" calcext:value-type="string">
            <text:p>Q2 2025</text:p>
          </table:table-cell>
          <table:table-cell office:value-type="string" calcext:value-type="string">
            <text:p>Q3 2025</text:p>
          </table:table-cell>
          <table:table-cell office:value-type="string" calcext:value-type="string">
            <text:p>Q4 20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pany Operated Stores</text:p>
          </table:table-cell>
          <table:table-cell office:value-type="float" office:value="7785.3" calcext:value-type="float">
            <text:p>7785.3</text:p>
          </table:table-cell>
          <table:table-cell office:value-type="float" office:value="7285" calcext:value-type="float">
            <text:p>7285</text:p>
          </table:table-cell>
          <table:table-cell office:value-type="float" office:value="7812.5" calcext:value-type="float">
            <text:p>7812.5</text:p>
          </table:table-cell>
          <table:table-cell office:value-type="float" office:value="7862" calcext:value-type="float">
            <text:p>7862</text:p>
          </table:table-cell>
        </table:table-row>
        <table:table-row table:style-name="ro1">
          <table:table-cell office:value-type="string" calcext:value-type="string">
            <text:p>Licensed Stores</text:p>
          </table:table-cell>
          <table:table-cell office:value-type="float" office:value="1135.7" calcext:value-type="float">
            <text:p>1135.7</text:p>
          </table:table-cell>
          <table:table-cell office:value-type="float" office:value="1016" calcext:value-type="float">
            <text:p>1016</text:p>
          </table:table-cell>
          <table:table-cell office:value-type="float" office:value="1105.6" calcext:value-type="float">
            <text:p>1105.6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476.8" calcext:value-type="float">
            <text:p>476.8</text:p>
          </table:table-cell>
          <table:table-cell office:value-type="float" office:value="460.6" calcext:value-type="float">
            <text:p>460.6</text:p>
          </table:table-cell>
          <table:table-cell office:value-type="float" office:value="537.9" calcext:value-type="float">
            <text:p>537.9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table:style-name="ce2" office:value-type="string" calcext:value-type="string">
            <text:p>Revenue</text:p>
          </table:table-cell>
          <table:table-cell table:style-name="ce2" table:formula="of:=SUM([.B4:.B6])" office:value-type="float" office:value="9397.8" calcext:value-type="float">
            <text:p>9397.8</text:p>
          </table:table-cell>
          <table:table-cell table:style-name="ce2" table:formula="of:=SUM([.C3:.C6])" office:value-type="float" office:value="8761.6" calcext:value-type="float">
            <text:p>8761.6</text:p>
          </table:table-cell>
          <table:table-cell table:style-name="ce2" table:formula="of:=SUM([.D4:.D6])" office:value-type="float" office:value="9456" calcext:value-type="float">
            <text:p>9456</text:p>
          </table:table-cell>
          <table:table-cell table:style-name="ce2" table:formula="of:=SUM([.E4:.E6])" office:value-type="float" office:value="9569" calcext:value-type="float">
            <text:p>9569</text:p>
          </table:table-cell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2893.7" calcext:value-type="float">
            <text:p>2893.7</text:p>
          </table:table-cell>
          <table:table-cell office:value-type="float" office:value="2737.6" calcext:value-type="float">
            <text:p>2737.6</text:p>
          </table:table-cell>
          <table:table-cell office:value-type="float" office:value="2955.5" calcext:value-type="float">
            <text:p>2955.5</text:p>
          </table:table-cell>
          <table:table-cell office:value-type="float" office:value="3071.4" calcext:value-type="float">
            <text:p>3071.4</text:p>
          </table:table-cell>
        </table:table-row>
        <table:table-row table:style-name="ro1">
          <table:table-cell office:value-type="string" calcext:value-type="string">
            <text:p>SG&amp;A</text:p>
          </table:table-cell>
          <table:table-cell table:formula="of:=4203+152.5+407.6+665.8" office:value-type="float" office:value="5428.9" calcext:value-type="float">
            <text:p>5428.9</text:p>
          </table:table-cell>
          <table:table-cell table:formula="of:=4176+138.7+418.9+632.3" office:value-type="float" office:value="5365.9" calcext:value-type="float">
            <text:p>5365.9</text:p>
          </table:table-cell>
          <table:table-cell table:formula="of:=4344.8+151.6+427.6+677.2" office:value-type="float" office:value="5601.2" calcext:value-type="float">
            <text:p>5601.2</text:p>
          </table:table-cell>
          <table:table-cell table:formula="of:=642+430.8+141.8+4335" office:value-type="float" office:value="5549.6" calcext:value-type="float">
            <text:p>5549.6</text:p>
          </table:table-cell>
        </table:table-row>
        <table:table-row table:style-name="ro1">
          <table:table-cell office:value-type="string" calcext:value-type="string">
            <text:p>Restructuring</text:p>
          </table:table-cell>
          <table:table-cell/>
          <table:table-cell office:value-type="float" office:value="116.2" calcext:value-type="float">
            <text:p>116.2</text:p>
          </table:table-cell>
          <table:table-cell office:value-type="float" office:value="20.8" calcext:value-type="float">
            <text:p>20.8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table:style-name="ce2" office:value-type="string" calcext:value-type="string">
            <text:p>Operating Expense </text:p>
          </table:table-cell>
          <table:table-cell table:style-name="ce2" table:formula="of:=[.B9]+[.B8]" office:value-type="float" office:value="8322.6" calcext:value-type="float">
            <text:p>8322.6</text:p>
          </table:table-cell>
          <table:table-cell table:style-name="ce2" office:value-type="float" office:value="8219.7" calcext:value-type="float">
            <text:p>8219.7</text:p>
          </table:table-cell>
          <table:table-cell table:style-name="ce2" table:formula="of:=SUM([.D8:.D10])" office:value-type="float" office:value="8577.5" calcext:value-type="float">
            <text:p>8577.5</text:p>
          </table:table-cell>
          <table:table-cell table:style-name="ce2" table:formula="of:=SUM([.E8:.E10])" office:value-type="float" office:value="9376" calcext:value-type="float">
            <text:p>9376</text:p>
          </table:table-cell>
        </table:table-row>
        <table:table-row table:style-name="ro1">
          <table:table-cell office:value-type="string" calcext:value-type="string">
            <text:p>Income from equity investees</text:p>
          </table:table-cell>
          <table:table-cell office:value-type="float" office:value="46.5" calcext:value-type="float">
            <text:p>46.5</text:p>
          </table:table-cell>
          <table:table-cell office:value-type="float" office:value="59.1" calcext:value-type="float">
            <text:p>59.1</text:p>
          </table:table-cell>
          <table:table-cell office:value-type="float" office:value="57.1" calcext:value-type="float">
            <text:p>57.1</text:p>
          </table:table-cell>
          <table:table-cell table:style-name="ce5" office:value-type="float" office:value="85.2" calcext:value-type="float">
            <text:p>85.2</text:p>
          </table:table-cell>
        </table:table-row>
        <table:table-row table:style-name="ro1">
          <table:table-cell table:style-name="ce2" office:value-type="string" calcext:value-type="string">
            <text:p>Operating Income</text:p>
          </table:table-cell>
          <table:table-cell table:formula="of:=[.B7]-[.B11]+[.B12]" office:value-type="float" office:value="1121.7" calcext:value-type="float">
            <text:p>1121.7</text:p>
          </table:table-cell>
          <table:table-cell table:formula="of:=[.C7]-[.C11]+[.C12]" office:value-type="float" office:value="601" calcext:value-type="float">
            <text:p>601</text:p>
          </table:table-cell>
          <table:table-cell table:formula="of:=[.D7]-[.D11]+[.D12]" office:value-type="float" office:value="935.6" calcext:value-type="float">
            <text:p>935.6</text:p>
          </table:table-cell>
          <table:table-cell table:style-name="ce6" office:value-type="float" office:value="278.2" calcext:value-type="float">
            <text:p>278.2</text:p>
          </table:table-cell>
        </table:table-row>
        <table:table-row table:style-name="ro1">
          <table:table-cell office:value-type="string" calcext:value-type="string">
            <text:p>Interest Income and other</text:p>
          </table:table-cell>
          <table:table-cell office:value-type="float" office:value="27.8" calcext:value-type="float">
            <text:p>27.8</text:p>
          </table:table-cell>
          <table:table-cell office:value-type="float" office:value="28.4" calcext:value-type="float">
            <text:p>28.4</text:p>
          </table:table-cell>
          <table:table-cell office:value-type="float" office:value="25.6" calcext:value-type="float">
            <text:p>25.6</text:p>
          </table:table-cell>
          <table:table-cell table:style-name="ce5"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Interest Expense</text:p>
          </table:table-cell>
          <table:table-cell office:value-type="float" office:value="127.2" calcext:value-type="float">
            <text:p>127.2</text:p>
          </table:table-cell>
          <table:table-cell office:value-type="float" office:value="127.3" calcext:value-type="float">
            <text:p>127.3</text:p>
          </table:table-cell>
          <table:table-cell office:value-type="float" office:value="142.3" calcext:value-type="float">
            <text:p>142.3</text:p>
          </table:table-cell>
          <table:table-cell table:style-name="ce5"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EBIT</text:p>
          </table:table-cell>
          <table:table-cell table:formula="of:=[.B13]+[.B14]-[.B15]" office:value-type="float" office:value="1022.3" calcext:value-type="float">
            <text:p>1022.3</text:p>
          </table:table-cell>
          <table:table-cell table:formula="of:=[.C13]+[.C14]-[.C15]" office:value-type="float" office:value="502.1" calcext:value-type="float">
            <text:p>502.1</text:p>
          </table:table-cell>
          <table:table-cell table:formula="of:=[.D13]+[.D14]-[.D15]" office:value-type="float" office:value="818.9" calcext:value-type="float">
            <text:p>818.9</text:p>
          </table:table-cell>
          <table:table-cell table:style-name="ce5" office:value-type="float" office:value="163.9" calcext:value-type="float">
            <text:p>163.9</text:p>
          </table:table-cell>
        </table:table-row>
        <table:table-row table:style-name="ro1">
          <table:table-cell office:value-type="string" calcext:value-type="string">
            <text:p>Income tax expense</text:p>
          </table:table-cell>
          <table:table-cell office:value-type="float" office:value="241.4" calcext:value-type="float">
            <text:p>241.4</text:p>
          </table:table-cell>
          <table:table-cell office:value-type="float" office:value="118" calcext:value-type="float">
            <text:p>118</text:p>
          </table:table-cell>
          <table:table-cell office:value-type="float" office:value="260.4" calcext:value-type="float">
            <text:p>260.4</text:p>
          </table:table-cell>
          <table:table-cell table:style-name="ce5"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Net income</text:p>
          </table:table-cell>
          <table:table-cell table:formula="of:=[.B16]-[.B17]" office:value-type="float" office:value="780.899999999999" calcext:value-type="float">
            <text:p>780.899999999999</text:p>
          </table:table-cell>
          <table:table-cell table:formula="of:=[.C16]-[.C17]" office:value-type="float" office:value="384.1" calcext:value-type="float">
            <text:p>384.1</text:p>
          </table:table-cell>
          <table:table-cell office:value-type="float" office:value="558.5" calcext:value-type="float">
            <text:p>558.5</text:p>
          </table:table-cell>
          <table:table-cell table:style-name="ce6" table:formula="of:=[.E16]-[.E17]" office:value-type="float" office:value="133.1" calcext:value-type="float">
            <text:p>133.1</text:p>
          </table:table-cell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1138.4" calcext:value-type="float">
            <text:p>1138.4</text:p>
          </table:table-cell>
          <table:table-cell office:value-type="float" office:value="1140" calcext:value-type="float">
            <text:p>1140</text:p>
          </table:table-cell>
          <table:table-cell table:style-name="ce5" office:value-type="float" office:value="1139.8" calcext:value-type="float">
            <text:p>1139.8</text:p>
          </table:table-cell>
          <table:table-cell table:style-name="ce5" office:value-type="float" office:value="1140.9" calcext:value-type="float">
            <text:p>1140.9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table:formula="of:=[.B18]/[.B19]" office:value-type="float" office:value="0.685962754743499" calcext:value-type="float">
            <text:p>0.685962754743499</text:p>
          </table:table-cell>
          <table:table-cell table:formula="of:=[.C18]/[.C19]" office:value-type="float" office:value="0.336929824561403" calcext:value-type="float">
            <text:p>0.336929824561403</text:p>
          </table:table-cell>
          <table:table-cell table:formula="of:=[.D18]/[.D19]" office:value-type="float" office:value="0.489998245306194" calcext:value-type="float">
            <text:p>0.489998245306194</text:p>
          </table:table-cell>
          <table:table-cell table:style-name="ce6" table:formula="of:=[.E18]/[.E19]" office:value-type="float" office:value="0.116662284161627" calcext:value-type="float">
            <text:p>0.11666228416162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Gross Margin</text:p>
          </table:table-cell>
          <table:table-cell table:formula="of:=([.B7]-[.B8])/[.B7]" office:value-type="float" office:value="0.692087509842729" calcext:value-type="float">
            <text:p>0.692087509842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or marg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cupancy Marg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ting Margin</text:p>
          </table:table-cell>
          <table:table-cell table:formula="of:=[.B13]/[.B7]" office:value-type="float" office:value="0.119357722020047" calcext:value-type="float">
            <text:p>0.119357722020047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style-name="ce5"/>
        </table:table-row>
        <table:table-row table:style-name="ro1">
          <table:table-cell table:number-columns-repeated="4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22:45:58.127001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22:20:32.059693480</meta:creation-date>
    <dc:date>2025-11-13T23:21:36.391510884</dc:date>
    <meta:editing-duration>P1DT3H32M34S</meta:editing-duration>
    <meta:editing-cycles>7</meta:editing-cycles>
    <meta:generator>LibreOffice/7.5.5.2$MacOSX_AARCH64 LibreOffice_project/ca8fe7424262805f223b9a2334bc7181abbcbf5e</meta:generator>
    <meta:document-statistic meta:table-count="2" meta:cell-count="116" meta:object-count="0"/>
    <meta:user-defined meta:name=""/>
  </office:meta>
</office:document-meta>
</file>